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4.82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subtitle">
      <style:graphic-properties draw:fill-color="#ffffff" draw:textarea-vertical-align="top" fo:min-height="11.047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style:paragraph-properties fo:margin-left="0cm" fo:margin-right="0cm" fo:margin-top="0cm" fo:margin-bottom="0cm" fo:line-height="100%" fo:text-align="start" fo:text-indent="0cm"/>
      <style:text-properties fo:font-size="18pt" style:font-size-asian="18pt" style:font-size-complex="18pt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Label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0.384cm" svg:y="0.628cm" presentation:class="title" presentation:user-transformed="true">
          <draw:text-box>
            <text:p>Labeling data is importance</text:p>
          </draw:text-box>
        </draw:frame>
        <draw:frame presentation:style-name="pr3" draw:text-style-name="P3" draw:layer="layout" svg:width="25.199cm" svg:height="11.047cm" svg:x="1.401cm" svg:y="3.685cm">
          <draw:text-box>
            <text:p text:style-name="P2">- WHY: Not only need for training → but the most importance is for evaluation</text:p>
            <text:p text:style-name="P2"/>
            <text:p text:style-name="P2">- PART OF SOLUTION: </text:p>
            <text:p text:style-name="P2"><text:tab/>- some kind of attack has it own scenario → can automate it by building tool.</text:p>
            <text:p text:style-name="P2"><text:tab/>- data from history (delayed labeling)</text:p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0.384cm" svg:y="0.628cm" presentation:class="title" presentation:user-transformed="true">
          <draw:text-box>
            <text:p>Labeling data is non trivial task</text:p>
          </draw:text-box>
        </draw:frame>
        <draw:frame draw:style-name="gr2" draw:text-style-name="P5" draw:layer="layout" svg:width="27.185cm" svg:height="5.073cm" svg:x="0.4cm" svg:y="5.354cm">
          <draw:text-box>
            <text:p text:style-name="P4"><text:span text:style-name="T1">- in some domain such as </text:span><text:span text:style-name="T2">Security, it require domain knowledge &amp; number of incidence is tiny.</text:span></text:p>
            <text:p text:style-name="P4"><text:span text:style-name="T2">- Data is highly variation</text:span></text:p>
            <text:p text:style-name="P4"><text:span text:style-name="T2">- Labeling instruction can not cover all the case</text:span></text:p>
            <text:p text:style-name="P4"><text:span text:style-name="T2"/></text:p>
            <text:p text:style-name="P4"><text:span text:style-name="T2"/>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473cm" svg:x="0.384cm" svg:y="0.206cm" presentation:class="title" presentation:user-transformed="true">
          <draw:text-box>
            <text:p>Chasing Label/Data Imbalances is non-trivial</text:p>
          </draw:text-box>
        </draw:frame>
        <draw:frame draw:style-name="gr2" draw:text-style-name="P5" draw:layer="layout" svg:width="27.185cm" svg:height="5.073cm" svg:x="0.401cm" svg:y="5.355cm">
          <draw:text-box>
            <text:p text:style-name="P4"><text:span text:style-name="T2">- some event is rarely happen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2.629cm" svg:x="0.384cm" svg:y="0.628cm" presentation:class="title" presentation:user-transformed="true">
          <draw:text-box>
            <text:p>Labeling is an iterative process</text:p>
          </draw:text-box>
        </draw:frame>
        <draw:frame draw:style-name="gr2" draw:text-style-name="P5" draw:layer="layout" svg:width="27.185cm" svg:height="5.073cm" svg:x="0.401cm" svg:y="5.355cm">
          <draw:text-box>
            <text:p text:style-name="P4"><text:span text:style-name="T2">- policy &amp; domain knowledge change</text:span></text:p>
            <text:p text:style-name="P4"><text:span text:style-name="T2"/>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2.629cm" svg:x="0.384cm" svg:y="0.628cm" presentation:class="title" presentation:user-transformed="true">
          <draw:text-box>
            <text:p>Evaluation metrics and process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2.629cm" svg:x="0.384cm" svg:y="0.628cm" presentation:class="title" presentation:user-transformed="true">
          <draw:text-box>
            <text:p>Task that need to develop</text:p>
          </draw:text-box>
        </draw:frame>
        <draw:frame draw:style-name="gr2" draw:text-style-name="P5" draw:layer="layout" svg:width="27.185cm" svg:height="5.073cm" svg:x="0.401cm" svg:y="5.355cm">
          <draw:text-box>
            <text:p text:style-name="P4"><text:span text:style-name="T2"/></text:p>
            <text:p text:style-name="P4"><text:span text:style-name="T2"/></text:p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2.629cm" svg:x="0.384cm" svg:y="0.628cm" presentation:class="title" presentation:user-transformed="true">
          <draw:text-box>
            <text:p>Task that need to move to 2.0</text:p>
          </draw:text-box>
        </draw:frame>
        <draw:frame draw:style-name="gr2" draw:text-style-name="P5" draw:layer="layout" svg:width="27.185cm" svg:height="5.073cm" svg:x="0.401cm" svg:y="5.355cm">
          <draw:text-box>
            <text:p text:style-name="P4"><text:span text:style-name="T2"/></text:p>
            <text:p text:style-name="P4"><text:span text:style-name="T2"/></text:p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17:12:13.986137503</meta:creation-date>
    <dc:date>2021-05-08T18:23:02.532659592</dc:date>
    <meta:editing-duration>PT56M58S</meta:editing-duration>
    <meta:editing-cycles>7</meta:editing-cycles>
    <meta:generator>LibreOffice/6.4.7.2$Linux_X86_64 LibreOffice_project/40$Build-2</meta:generator>
    <meta:document-statistic meta:object-count="51"/>
  </office:meta>
</office:document-meta>
</file>